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9745c" officeooo:paragraph-rsid="0009745c"/>
    </style:style>
    <style:style style:name="P2" style:family="paragraph" style:parent-style-name="Standard" style:list-style-name="L1">
      <style:text-properties officeooo:paragraph-rsid="0009745c"/>
    </style:style>
    <style:style style:name="P3" style:family="paragraph" style:parent-style-name="Standard">
      <style:text-properties style:font-name="Times New Roman" fo:font-size="12pt" officeooo:rsid="0001e94b" officeooo:paragraph-rsid="0009745c" style:font-size-asian="12pt" style:font-size-complex="12pt"/>
    </style:style>
    <style:style style:name="P4" style:family="paragraph" style:parent-style-name="Standard" style:list-style-name="L1">
      <style:text-properties style:font-name="Times New Roman" fo:font-size="12pt" officeooo:paragraph-rsid="0009745c" style:font-size-asian="12pt" style:font-size-complex="12pt"/>
    </style:style>
    <style:style style:name="P5" style:family="paragraph" style:parent-style-name="Standard" style:list-style-name="L1">
      <style:text-properties style:font-name="Times New Roman" fo:font-size="12pt" officeooo:rsid="0009745c" officeooo:paragraph-rsid="0009745c" style:font-size-asian="12pt" style:font-size-complex="12pt"/>
    </style:style>
    <style:style style:name="P6" style:family="paragraph" style:parent-style-name="Standard" style:list-style-name="L1">
      <style:text-properties style:font-name="Times New Roman" fo:font-size="12pt" officeooo:rsid="0009c10e" officeooo:paragraph-rsid="0009c10e" style:font-size-asian="12pt" style:font-size-complex="12pt"/>
    </style:style>
    <style:style style:name="T1" style:family="text">
      <style:text-properties officeooo:rsid="0009745c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9745c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9745c"/>
    </style:style>
    <style:style style:name="T6" style:family="text">
      <style:text-properties fo:font-variant="normal" fo:text-transform="none" fo:color="#222222" style:text-position="0% 100%" fo:letter-spacing="normal" fo:font-style="normal" fo:font-weight="normal"/>
    </style:style>
    <style:style style:name="T7" style:family="text">
      <style:text-properties fo:font-variant="normal" fo:text-transform="none" fo:color="#222222" style:text-position="0% 100%" fo:letter-spacing="normal" fo:font-style="normal" fo:font-weight="normal" officeooo:rsid="0009745c"/>
    </style:style>
    <text:list-style style:name="L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ki Gao</text:p>
      <text:p text:style-name="P3">Homework <text:span text:style-name="T1">5</text:span><text:line-break/>CS 4414</text:p>
      <text:p text:style-name="P3">Operating Systems</text:p>
      <text:p text:style-name="P3">Fall, 2015</text:p>
      <text:p text:style-name="P3"/>
      <text:list xml:id="list2022484117047247137" text:style-name="L1">
        <text:list-item>
          <text:p text:style-name="P4"><text:span text:style-name="T1">215201 links to page 210, offset is 161</text:span></text:p>
        </text:list-item>
        <text:list-item>
          <text:p text:style-name="P5"/>
          <text:list>
            <text:list-item>
              <text:p text:style-name="P4"><text:span text:style-name="T1">2</text:span><text:span text:style-name="T3">21</text:span><text:span text:style-name="T5">/2</text:span><text:span text:style-name="T3">11</text:span><text:span text:style-name="T5"> = 1024 entries</text:span></text:p>
            </text:list-item>
            <text:list-item>
              <text:p text:style-name="P5"><text:span text:style-name="T4">2</text:span><text:span text:style-name="T2">16</text:span><text:span text:style-name="T4">/2</text:span><text:span text:style-name="T2">11</text:span><text:span text:style-name="T4"> = 32 entries</text:span></text:p>
            </text:list-item>
          </text:list>
        </text:list-item>
        <text:list-item>
          <text:p text:style-name="P5"><text:s/></text:p>
          <text:list>
            <text:list-item>
              <text:p text:style-name="P5">256 * 2<text:span text:style-name="T2">12</text:span><text:span text:style-name="T4"> = 1048576 bits for the logical address</text:span></text:p>
            </text:list-item>
            <text:list-item>
              <text:p text:style-name="P4"><text:span text:style-name="T5">64 * 2</text:span><text:span text:style-name="T3">12 </text:span><text:span text:style-name="T5">= </text:span><text:span text:style-name="T6">262144</text:span><text:span text:style-name="T7"> bits for the physical address</text:span></text:p>
            </text:list-item>
          </text:list>
        </text:list-item>
        <text:list-item>
          <text:p text:style-name="P5"><text:s/></text:p>
          <text:list>
            <text:list-item>
              <text:p text:style-name="P2">430 + 219 = 649</text:p>
            </text:list-item>
            <text:list-item>
              <text:p text:style-name="P2">10+2300 = 2310</text:p>
            </text:list-item>
            <text:list-item>
              <text:p text:style-name="P1">Bad Reference</text:p>
            </text:list-item>
            <text:list-item>
              <text:p text:style-name="P1">1327+400=1727</text:p>
            </text:list-item>
            <text:list-item>
              <text:p text:style-name="P1">Bad Reference</text:p>
            </text:list-item>
          </text:list>
        </text:list-item>
        <text:list-item>
          <text:p text:style-name="P5"/>
          <text:list>
            <text:list-item>
              <text:p text:style-name="P5">0xE12C → x312C, (page 14, frame 3, rf bit 1)</text:p>
              <text:p text:style-name="P5">0x3A9D → xAA9d, (page 3, frame 10, rf bit 1)</text:p>
              <text:p text:style-name="P5">0xA9D9 → x59D9, (page 10, frame 5, rf bit 1)</text:p>
              <text:p text:style-name="P5">0x7001 → xF001, (page 7, frame 15, rf bit 1)</text:p>
            </text:list-item>
            <text:list-item>
              <text:p text:style-name="P5">0xA9D9→x59D9, (page 10, frame 5, rf bit 1)</text:p>
            </text:list-item>
            <text:list-item>
              <text:p text:style-name="P5">LRU will choose any frame with reference bit 0, in other words, the least recently used bit. It can also select an unused frame that is free.</text:p>
            </text:list-item>
          </text:list>
        </text:list-item>
        <text:list-item>
          <text:p text:style-name="P5"><text:s/></text:p>
          <text:list>
            <text:list-header>
              <text:p text:style-name="P5"/>
            </text:list-header>
          </text:list>
        </text:list-item>
        <text:list-item>
          <text:p text:style-name="P5"><text:s/></text:p>
          <text:list>
            <text:list-item>
              <text:p text:style-name="P5">FIFO</text:p>
              <text:p text:style-name="P5">A, b, g, a, d, e(page fault, a OUT, e IN)</text:p>
              <text:p text:style-name="P5">a (b OUT, a IN)</text:p>
              <text:p text:style-name="P5">b(g OUT, b IN)</text:p>
              <text:p text:style-name="P5">a, d, e, g(d OUT, g IN)</text:p>
              <text:p text:style-name="P5">d (e OUT, d IN)</text:p>
              <text:p text:style-name="P5">e (a OUT, e IN)</text:p>
              <text:p text:style-name="P6">10 page faults</text:p>
            </text:list-item>
            <text:list-item>
              <text:p text:style-name="P6">Second-chance FIFO (clock method)</text:p>
              <text:p text:style-name="P6">A, b, g, a, d, e(page fault, a OUT, e IN)</text:p>
              <text:p text:style-name="P6">a (b OUT, a IN)</text:p>
              <text:p text:style-name="P6">b(g OUT, b IN)</text:p>
              <text:p text:style-name="P6">a, d, e, g(d OUT, g IN)</text:p>
              <text:p text:style-name="P6">d(e OUT, d IN)</text:p>
              <text:p text:style-name="P6">e (a OUT, e IN)</text:p>
              <text:p text:style-name="P6">10 page faults</text:p>
            </text:list-item>
            <text:list-item>
              <text:p text:style-name="P6">LRU</text:p>
              <text:p text:style-name="P6">a, b, g, a, d, e(page fault, b OUT, e IN)<text:line-break/>a, b(page fault, g OUT, b IN)</text:p>
              <text:p text:style-name="P6"><text:soft-page-break/>a, d, e, g(page fault, b OUT, g IN)</text:p>
              <text:p text:style-name="P6">d e</text:p>
              <text:p text:style-name="P6">7 page faults</text:p>
            </text:list-item>
            <text:list-item>
              <text:p text:style-name="P6">WS with τ = 2</text:p>
              <text:p text:style-name="P6">A, b, g, a, d(b OUT, d IN)</text:p>
              <text:p text:style-name="P6">e(g OUT, e IN)</text:p>
              <text:p text:style-name="P6">a, b(d OUT, b IN)</text:p>
              <text:p text:style-name="P6">a, d(e OUT, dIN)</text:p>
              <text:p text:style-name="P6">e(b OUT e IN)</text:p>
              <text:p text:style-name="P6">g(a OUT, g IN)</text:p>
              <text:p text:style-name="P6">d, e</text:p>
              <text:p text:style-name="P6">9 page faults</text:p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-Regular" svg:font-family="Roboto-Regular, helvetica, arial, sans-serif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09:50:24.009108000</meta:creation-date>
    <dc:date>2015-11-06T10:14:50.590594000</dc:date>
    <meta:editing-duration>PT8M42S</meta:editing-duration>
    <meta:editing-cycles>1</meta:editing-cycles>
    <meta:document-statistic meta:table-count="0" meta:image-count="0" meta:object-count="0" meta:page-count="2" meta:paragraph-count="56" meta:word-count="313" meta:character-count="1277" meta:non-whitespace-character-count="1033"/>
    <meta:generator>LibreOffice/5.0.1.2$MacOSX_X86_64 LibreOffice_project/81898c9f5c0d43f3473ba111d7b351050be20261</meta:generator>
  </office:meta>
</office:document-meta>
</file>